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DejaVu Sans Light" svg:font-family="'DejaVu Sans Light'"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FreeMono" fo:font-size="11pt" officeooo:rsid="00153906" officeooo:paragraph-rsid="00153906" style:font-size-asian="11pt" style:font-size-complex="11pt"/>
    </style:style>
    <style:style style:name="P2" style:family="paragraph" style:parent-style-name="Standard">
      <style:paragraph-properties fo:line-height="200%" fo:text-align="start" style:justify-single-word="false"/>
      <style:text-properties style:font-name="FreeMono" fo:font-size="11pt" officeooo:rsid="00153906" officeooo:paragraph-rsid="001f9633" style:font-size-asian="11pt" style:font-size-complex="11pt"/>
    </style:style>
    <style:style style:name="P3" style:family="paragraph" style:parent-style-name="Standard" style:list-style-name="L1">
      <style:paragraph-properties fo:line-height="200%" fo:text-align="start" style:justify-single-word="false"/>
      <style:text-properties style:font-name="FreeMono" fo:font-size="11pt" officeooo:rsid="00153906" officeooo:paragraph-rsid="00153906" style:font-size-asian="11pt" style:font-size-complex="11pt"/>
    </style:style>
    <style:style style:name="P4" style:family="paragraph" style:parent-style-name="Standard">
      <style:paragraph-properties fo:line-height="200%" fo:text-align="start" style:justify-single-word="false"/>
      <style:text-properties style:font-name="FreeMono" fo:font-size="11pt" officeooo:rsid="00153906" officeooo:paragraph-rsid="0016b7ce" style:font-size-asian="11pt" style:font-size-complex="11pt"/>
    </style:style>
    <style:style style:name="P5" style:family="paragraph" style:parent-style-name="Standard">
      <style:paragraph-properties fo:line-height="200%" fo:text-align="center" style:justify-single-word="false"/>
      <style:text-properties style:font-name="FreeMono" fo:font-size="11pt" officeooo:rsid="001d7649" officeooo:paragraph-rsid="001d7649" style:font-size-asian="11pt" style:font-size-complex="11pt"/>
    </style:style>
    <style:style style:name="P6" style:family="paragraph" style:parent-style-name="Standard" style:list-style-name="L1">
      <style:paragraph-properties fo:line-height="200%" fo:text-align="start" style:justify-single-word="false"/>
      <style:text-properties style:font-name="FreeMono" fo:font-size="11pt" officeooo:rsid="00226776" officeooo:paragraph-rsid="00226776" style:font-size-asian="11pt" style:font-size-complex="11pt"/>
    </style:style>
    <style:style style:name="P7" style:family="paragraph" style:parent-style-name="Standard" style:list-style-name="L1">
      <style:paragraph-properties fo:line-height="200%" fo:text-align="start" style:justify-single-word="false"/>
      <style:text-properties style:font-name="FreeMono" fo:font-size="11pt" officeooo:rsid="00166267" officeooo:paragraph-rsid="00166267" style:font-size-asian="11pt" style:font-size-complex="11pt"/>
    </style:style>
    <style:style style:name="P8" style:family="paragraph" style:parent-style-name="Standard" style:list-style-name="L1">
      <style:paragraph-properties fo:line-height="200%" fo:text-align="start" style:justify-single-word="false"/>
      <style:text-properties style:font-name="FreeMono" fo:font-size="11pt" officeooo:rsid="0023fa21" officeooo:paragraph-rsid="0023fa21" style:font-size-asian="11pt" style:font-size-complex="11pt"/>
    </style:style>
    <style:style style:name="P9" style:family="paragraph" style:parent-style-name="Standard" style:list-style-name="L1">
      <style:paragraph-properties fo:line-height="200%" fo:text-align="start" style:justify-single-word="false"/>
      <style:text-properties style:font-name="FreeMono" fo:font-size="11pt" officeooo:rsid="0025bc8f" officeooo:paragraph-rsid="0025bc8f" style:font-size-asian="11pt" style:font-size-complex="11pt"/>
    </style:style>
    <style:style style:name="P10" style:family="paragraph" style:parent-style-name="Standard">
      <style:paragraph-properties fo:line-height="200%" fo:text-align="start" style:justify-single-word="false"/>
      <style:text-properties style:font-name="FreeMono" fo:font-size="11pt" fo:font-weight="bold" officeooo:rsid="00153906" officeooo:paragraph-rsid="00153906" style:font-size-asian="11pt" style:font-weight-asian="bold" style:font-size-complex="11pt" style:font-weight-complex="bold"/>
    </style:style>
    <style:style style:name="P11" style:family="paragraph" style:parent-style-name="Standard">
      <style:paragraph-properties fo:margin-left="0.25in" fo:margin-right="0in" fo:line-height="200%" fo:text-align="start" style:justify-single-word="false" fo:text-indent="-0.25in" style:auto-text-indent="false"/>
      <style:text-properties style:font-name="FreeMono" fo:font-size="11pt" officeooo:rsid="00182960" officeooo:paragraph-rsid="00224227" style:font-size-asian="11pt" style:font-size-complex="11pt"/>
    </style:style>
    <style:style style:name="P12" style:family="paragraph" style:parent-style-name="Standard">
      <style:paragraph-properties fo:margin-left="0.25in" fo:margin-right="0in" fo:line-height="200%" fo:text-align="start" style:justify-single-word="false" fo:text-indent="-0.25in" style:auto-text-indent="false"/>
      <style:text-properties style:font-name="FreeMono" fo:font-size="11pt" officeooo:rsid="00182960" officeooo:paragraph-rsid="00153906" style:font-size-asian="11pt" style:font-size-complex="11pt"/>
    </style:style>
    <style:style style:name="P13" style:family="paragraph" style:parent-style-name="Standard">
      <style:paragraph-properties fo:margin-left="0.25in" fo:margin-right="0in" fo:line-height="200%" fo:text-align="start" style:justify-single-word="false" fo:text-indent="-0.25in" style:auto-text-indent="false"/>
      <style:text-properties style:font-name="FreeMono" fo:font-size="11pt" officeooo:rsid="00153906" officeooo:paragraph-rsid="00153906" style:font-size-asian="11pt" style:font-size-complex="11pt"/>
    </style:style>
    <style:style style:name="P14" style:family="paragraph" style:parent-style-name="Standard">
      <style:paragraph-properties fo:margin-left="0.25in" fo:margin-right="0in" fo:line-height="200%" fo:text-align="start" style:justify-single-word="false" fo:text-indent="-0.25in" style:auto-text-indent="false"/>
      <style:text-properties style:font-name="FreeMono" fo:font-size="11pt" officeooo:rsid="00224227" officeooo:paragraph-rsid="00224227" style:font-size-asian="11pt" style:font-size-complex="11pt"/>
    </style:style>
    <style:style style:name="P15" style:family="paragraph" style:parent-style-name="Standard" style:master-page-name="">
      <style:paragraph-properties fo:margin-left="0.25in" fo:margin-right="0in" fo:line-height="200%" fo:text-align="start" style:justify-single-word="false" fo:text-indent="-0.25in" style:auto-text-indent="false" style:page-number="auto"/>
      <style:text-properties style:font-name="FreeMono" fo:font-size="11pt" officeooo:rsid="00182960" officeooo:paragraph-rsid="00224227" style:font-size-asian="11pt" style:font-size-complex="11pt"/>
    </style:style>
    <style:style style:name="P16" style:family="paragraph" style:parent-style-name="Standard">
      <style:paragraph-properties fo:line-height="200%" fo:text-align="start" style:justify-single-word="false" fo:break-before="page"/>
      <style:text-properties style:font-name="FreeMono" fo:font-size="11pt" fo:font-weight="bold" officeooo:rsid="00153906" officeooo:paragraph-rsid="00153906" style:font-size-asian="11pt" style:font-weight-asian="bold" style:font-size-complex="11pt" style:font-weight-complex="bold"/>
    </style:style>
    <style:style style:name="T1" style:family="text">
      <style:text-properties officeooo:rsid="00166267"/>
    </style:style>
    <style:style style:name="T2" style:family="text">
      <style:text-properties officeooo:rsid="00182960"/>
    </style:style>
    <style:style style:name="T3" style:family="text">
      <style:text-properties officeooo:rsid="001d7649"/>
    </style:style>
    <style:style style:name="T4" style:family="text">
      <style:text-properties officeooo:rsid="00205ee5"/>
    </style:style>
    <style:style style:name="T5" style:family="text">
      <style:text-properties officeooo:rsid="00224227"/>
    </style:style>
    <style:style style:name="T6" style:family="text">
      <style:text-properties fo:font-style="italic" style:font-style-asian="italic" style:font-style-complex="italic"/>
    </style:style>
    <style:style style:name="T7" style:family="text">
      <style:text-properties officeooo:rsid="0023fa21"/>
    </style:style>
    <style:style style:name="T8" style:family="text">
      <style:text-properties officeooo:rsid="0025bc8f"/>
    </style:style>
    <style:style style:name="T9" style:family="text">
      <style:text-properties officeooo:rsid="00286d4b"/>
    </style:style>
    <style:style style:name="T10" style:family="text">
      <style:text-properties officeooo:rsid="002c693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Due 2014/7/15</text:p>
      <text:p text:style-name="P1">EH-102 Proposal Essay</text:p>
      <text:p text:style-name="P5">Research Paper Proposal</text:p>
      <text:p text:style-name="P10">Introduction</text:p>
      <text:p text:style-name="P2"><text:tab/>Within just a single generation, our culture and society has pivoted <text:span text:style-name="T3">sharply</text:span> to rely on computer networks to supplement most aspects of life.<text:span text:style-name="T3"> The speed at which such phones and computers have been adopted and then presented to the next generation as a mindless means of entertainment is truly astounding, with one of the first smart phones released just less than a decade ago. I believe that there are fundamental mistakes being made on a societal level which endanger our health and the views we impose on developing minds. Many children now prefer to play agricultural games on phones or computers rather than construct a play farm with friends outside. Even with regards to adults we are too easily lead astray from common sense. Being tech savvy in our world is to be horrendously wasteful; purchasing a new phone at least every other year is mandatory to maintain such status. Advertising works overtime to ensure that we feel empowered and individual by these assembly line gadgets, yet the entire market is saturated with clones that are barely distinguishable from one another.</text:span> In my research paper I'd like to investigate the effects of superfluous technology on daily life, as well as compare and analyze current cultur<text:span text:style-name="T4">al mindsets</text:span> with respect to historical <text:span text:style-name="T4">perspectives</text:span>.</text:p>
      <text:p text:style-name="P10">Overview</text:p>
      <text:list xml:id="list7934637069813613397" text:style-name="L1">
        <text:list-item>
          <text:p text:style-name="P6">Introduction to topic. </text:p>
          <text:list>
            <text:list-item>
              <text:p text:style-name="P6">Possibly less formal than the rest of the paper as I<text:span text:style-name="T9">'d like to</text:span> use personal experience to create an arc that will keep the paper more on topic. I will look to have the introduction reviewed to ensure it's appropriate for a research paper.</text:p>
            </text:list-item>
          </text:list>
        </text:list-item>
        <text:list-item>
          <text:p text:style-name="P3">History of technology creep. General background knowledge.</text:p>
          <text:list>
            <text:list-item>
              <text:p text:style-name="P7"><text:soft-page-break/>What technology are we discussing? <text:span text:style-name="T7">How has it evolved?</text:span></text:p>
            </text:list-item>
            <text:list-item>
              <text:p text:style-name="P8">In what ways has advertising skewed our perception of technology?</text:p>
            </text:list-item>
          </text:list>
        </text:list-item>
        <text:list-item>
          <text:p text:style-name="P7">Are there psychological affects of technology use or integration?</text:p>
          <text:list>
            <text:list-item>
              <text:p text:style-name="P7">Positive or negative impacts.</text:p>
            </text:list-item>
            <text:list-item>
              <text:p text:style-name="P7">Relationship between public and private lifestyles or views.</text:p>
            </text:list-item>
            <text:list-item>
              <text:p text:style-name="P7">Facebook psych study, <text:span text:style-name="T8">find credible source.</text:span></text:p>
            </text:list-item>
          </text:list>
        </text:list-item>
        <text:list-item>
          <text:p text:style-name="P7">Historical reference. How did people view public and private lives before electronic correspondence?</text:p>
          <text:list>
            <text:list-item>
              <text:p text:style-name="P7">Aristotle's writings on the public and private of society.</text:p>
            </text:list-item>
          </text:list>
        </text:list-item>
        <text:list-item>
          <text:p text:style-name="P7">Can or should the affects be negated? If negative, how can the situation be improved?</text:p>
          <text:list>
            <text:list-item>
              <text:p text:style-name="P9">This is the least certain point of the paper, I haven't even scratched some of the sources available, and the outcome of this paper is still largely to be determined.</text:p>
            </text:list-item>
          </text:list>
        </text:list-item>
      </text:list>
      <text:p text:style-name="P10">Problems</text:p>
      <text:p text:style-name="P4"><text:tab/><text:span text:style-name="T1">I'm concerned about the credibility of my sources, but I believe it has less to do with the availability of information and more to do with the amount of time needed to find and fully review them. Hence, I feel stressed by the deadline on the research paper, even though this semester offers more time outside of class than the Fall will. In light of this, I'm going to make the best effort I can to counteract procrastination and make sure that a draft is created and kept updated as soon as a more definite layout of the paper becomes apparent to me. This may be more difficult than it should be since I am more or less paralyzed by the concept of revising any work, my own or otherwise. On a brighter note, I'm confident that my printer is ready for action, seeing as I've purchased a new print head, a liter of spare ink, and three reams of Georgia Pacific general printing paper. I feel this would have been better situated at the beginning of the semester, but such is life.</text:span></text:p>
      <text:p text:style-name="P16">Sources</text:p>
      <text:p text:style-name="P15">Borowski, Julie. “The USA Freedom Act Limits NSA's <text:span text:style-name="T5">S</text:span>urveillance Powers.” TownHall. Townhall, Nov. 11, 2013. Web. June 22, 2014.</text:p>
      <text:p text:style-name="P11"><text:tab/>In a stance clearly against surveillance and recent activities by the NSA, Julie Borowski explains in simple terms how mass surveillance was initially started and is being addressed today. <text:span text:style-name="T5">This web page acts as an great primer on US law in regards to surveillance.</text:span></text:p>
      <text:p text:style-name="P11">Bradley, Tony. “Your Right Of Privacy.” About. About, n.d. Web. June 22, 2014.</text:p>
      <text:p text:style-name="P11"><text:tab/>In his article, Tony Bradley discusses at length the moral and legal landscape surrounding a modern, online perception of privacy. <text:span text:style-name="T5">This collection of pages should help wade through some of the more legally worded areas of privacy and how we maintain autonomy as individuals.</text:span></text:p>
      <text:p text:style-name="P13">“<text:span text:style-name="T2">NSA/CSS Core Values with NSA's Deputy Director, John C. Inglis.” NSA.gov. National Security Agency, Jan. 10, 2013. Web. June 22, 2014.</text:span></text:p>
      <text:p text:style-name="P12"><text:tab/>John C. Inglis participates in an interview to discuss the NSA's stance on various security, legal, and privacy related topics. His responses are a solid overview of the reasoning and purposes for surveillance and secrecy in government.</text:p>
      <text:p text:style-name="P14">Swanson, Judith A. <text:span text:style-name="T6">The Public and Private in Aristotle's Political Philosophy</text:span>. Ithaca: Nornell UP, 1992. Print.</text:p>
      <text:p text:style-name="P14"><text:tab/>In her book, Judith Swanson takes a refreshed look at how we should be interpreting and understanding the philosophy groundwork constructed by Aristotle in reference to the dichotomy of society and the individual. This book is an excellent source for working out the complicated distinctions between how we act as a society and as indiv<text:span text:style-name="T10">id</text:span>u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DejaVu Sans Light" svg:font-family="'DejaVu Sans Light'"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8T10:00:36.861594758</meta:creation-date>
    <dc:date>2014-07-15T10:57:46.063550211</dc:date>
    <meta:editing-duration>PT1H21M16S</meta:editing-duration>
    <meta:editing-cycles>23</meta:editing-cycles>
    <meta:generator>LibreOffice/4.2.5.2$Linux_X86_64 LibreOffice_project/420m0$Build-2</meta:generator>
    <meta:document-statistic meta:table-count="0" meta:image-count="0" meta:object-count="0" meta:page-count="3" meta:paragraph-count="31" meta:word-count="837" meta:character-count="5001" meta:non-whitespace-character-count="4201"/>
  </office:meta>
</office:document-meta>
</file>